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4" table:number-columns-repeated="2" table:default-cell-style-name="ce6"/>
        <table:table-column table:style-name="co6" table:default-cell-style-name="ce4"/>
        <table:table-column table:style-name="co4" table:default-cell-style-name="ce6"/>
        <table:table-column table:style-name="co7" table:default-cell-style-name="ce11"/>
        <table:table-column table:style-name="co8" table:default-cell-style-name="ce6"/>
        <table:table-column table:style-name="co4" table:default-cell-style-name="ce6"/>
        <table:table-column table:style-name="co9" table:default-cell-style-name="ce4"/>
        <table:table-column table:style-name="co4" table:default-cell-style-name="ce6"/>
        <table:table-column table:style-name="co6" table:default-cell-style-name="ce2"/>
        <table:table-column table:style-name="co4" table:number-columns-repeated="1009" table:default-cell-style-name="ce2"/>
        <table:table-row table:style-name="ro1">
          <table:table-cell table:style-name="ce1" table:number-columns-repeated="2"/>
          <table:table-cell table:style-name="ce14"/>
          <table:table-cell table:style-name="ce16"/>
          <table:table-cell table:style-name="ce7"/>
          <table:table-cell table:style-name="ce9" office:value-type="string" calcext:value-type="string" table:number-columns-spanned="4" table:number-rows-spanned="1">
            <text:p>end-frame</text:p>
          </table:table-cell>
          <table:covered-table-cell table:style-name="ce16"/>
          <table:covered-table-cell table:style-name="ce14"/>
          <table:covered-table-cell table:style-name="ce16"/>
          <table:table-cell table:style-name="ce1"/>
          <table:table-cell table:style-name="ce9" office:value-type="string" calcext:value-type="string" table:number-columns-spanned="4" table:number-rows-spanned="1">
            <text:p><text:span text:style-name="T1">mid-</text:span>frame</text:p>
          </table:table-cell>
          <table:covered-table-cell table:style-name="ce16"/>
          <table:covered-table-cell table:style-name="ce14"/>
          <table:covered-table-cell table:style-name="ce1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kg/n</text:p>
          </table:table-cell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4:.I7])" office:value-type="float" office:value="66.3305" calcext:value-type="float">
            <text:p>66,33</text:p>
          </table:table-cell>
          <table:table-cell table:style-name="ce1"/>
          <table:table-cell table:number-columns-repeated="3"/>
          <table:table-cell table:style-name="ce10" table:formula="of:=SUM([.N4:.N7])" office:value-type="float" office:value="55.89" calcext:value-type="float">
            <text:p>55,89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13]*[.F13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3]*[.D13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1:.I14])" office:value-type="float" office:value="54.868" calcext:value-type="float">
            <text:p>54,87</text:p>
          </table:table-cell>
          <table:table-cell table:style-name="ce1"/>
          <table:table-cell table:number-columns-repeated="3"/>
          <table:table-cell table:style-name="ce10" table:formula="of:=SUM([.N11:.N14])" office:value-type="float" office:value="36.92" calcext:value-type="float">
            <text:p>36,92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21]*[.D21]" office:value-type="float" office:value="8.295" calcext:value-type="float">
            <text:p>8,30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16.59" calcext:value-type="float">
            <text:p>16,59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8:.I21])" office:value-type="float" office:value="48.8055" calcext:value-type="float">
            <text:p>48,81</text:p>
          </table:table-cell>
          <table:table-cell table:style-name="ce1"/>
          <table:table-cell table:number-columns-repeated="3"/>
          <table:table-cell table:style-name="ce10" table:formula="of:=SUM([.N18:.N21])" office:value-type="float" office:value="34.55" calcext:value-type="float">
            <text:p>34,55</text:p>
          </table:table-cell>
          <table:table-cell table:style-name="ce1"/>
          <table:table-cell table:number-columns-repeated="1009"/>
        </table:table-row>
        <table:table-row table:style-name="ro2" table:number-rows-repeated="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4"/>
          <table:table-cell table:style-name="ce16"/>
          <table:table-cell table:style-name="ce7"/>
          <table:table-cell table:style-name="ce16" table:number-columns-repeated="2"/>
          <table:table-cell table:style-name="ce14"/>
          <table:table-cell table:style-name="ce16"/>
          <table:table-cell table:style-name="ce1"/>
          <table:table-cell table:style-name="ce16" table:number-columns-repeated="2"/>
          <table:table-cell table:style-name="ce14"/>
          <table:table-cell table:style-name="ce1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4 Segmente</text:p>
          </table:table-cell>
          <table:covered-table-cell table:number-columns-repeated="2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28]*[.F28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29]*[.F29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float" office:value="3.186" calcext:value-type="float">
            <text:p>3,19</text:p>
          </table:table-cell>
          <table:table-cell table:style-name="ce1"/>
          <table:table-cell office:value-type="float" office:value="2.33" calcext:value-type="float">
            <text:p>2,33</text:p>
          </table:table-cell>
          <table:table-cell table:formula="of:=[.K29]*[.D29]" office:value-type="float" office:value="4.1241" calcext:value-type="float">
            <text:p>4,12</text:p>
          </table:table-cell>
          <table:table-cell office:value-type="float" office:value="2" calcext:value-type="float">
            <text:p>2</text:p>
          </table:table-cell>
          <table:table-cell table:formula="of:=[.L29]*[.M29]" office:value-type="float" office:value="8.2482" calcext:value-type="float">
            <text:p>8,2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0]*[.F30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0]*[.G30]" office:value-type="float" office:value="5.44" calcext:value-type="float">
            <text:p>5,44</text:p>
          </table:table-cell>
          <table:table-cell table:style-name="ce1"/>
          <table:table-cell office:value-type="float" office:value="2.33" calcext:value-type="float">
            <text:p>2,33</text:p>
          </table:table-cell>
          <table:table-cell table:formula="of:=[.K30]*[.D30]" office:value-type="float" office:value="6.3376" calcext:value-type="float">
            <text:p>6,34</text:p>
          </table:table-cell>
          <table:table-cell office:value-type="float" office:value="2" calcext:value-type="float">
            <text:p>2</text:p>
          </table:table-cell>
          <table:table-cell table:formula="of:=[.L30]*[.M30]" office:value-type="float" office:value="12.6752" calcext:value-type="float">
            <text:p>12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1]*[.F31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31]*[.G31]" office:value-type="float" office:value="7.11" calcext:value-type="float">
            <text:p>7,11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1]*[.D31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1]*[.M31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28:.I31])" office:value-type="float" office:value="44.536" calcext:value-type="float">
            <text:p>44,54</text:p>
          </table:table-cell>
          <table:table-cell table:style-name="ce1"/>
          <table:table-cell table:number-columns-repeated="3"/>
          <table:table-cell table:style-name="ce10" table:formula="of:=SUM([.N28:.N31])" office:value-type="float" office:value="35.1434" calcext:value-type="float">
            <text:p>35,14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4"/>
          <table:table-cell table:style-name="ce16"/>
          <table:table-cell table:style-name="ce7"/>
          <table:table-cell table:style-name="ce16" table:number-columns-repeated="2"/>
          <table:table-cell table:style-name="ce14"/>
          <table:table-cell table:style-name="ce16"/>
          <table:table-cell table:style-name="ce1"/>
          <table:table-cell table:style-name="ce16" table:number-columns-repeated="2"/>
          <table:table-cell table:style-name="ce14"/>
          <table:table-cell table:style-name="ce1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3 Segmente</text:p>
          </table:table-cell>
          <table:covered-table-cell table:number-columns-repeated="2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5]*[.F35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35]*[.G35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36]*[.F36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36]*[.G36]" office:value-type="float" office:value="3.186" calcext:value-type="float">
            <text:p>3,19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6]*[.D36]" office:value-type="float" office:value="3.079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table:formula="of:=[.L36]*[.M36]" office:value-type="float" office:value="6.1596" calcext:value-type="float">
            <text:p>6,16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7]*[.F37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7]*[.G37]" office:value-type="float" office:value="5.44" calcext:value-type="float">
            <text:p>5,44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7]*[.D37]" office:value-type="float" office:value="4.7328" calcext:value-type="float">
            <text:p>4,73</text:p>
          </table:table-cell>
          <table:table-cell office:value-type="float" office:value="2" calcext:value-type="float">
            <text:p>2</text:p>
          </table:table-cell>
          <table:table-cell table:formula="of:=[.L37]*[.M37]" office:value-type="float" office:value="9.4656" calcext:value-type="float">
            <text:p>9,47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8]*[.F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H38]*[.G38]" office:value-type="float" office:value="14.22" calcext:value-type="float">
            <text:p>14,22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8]*[.D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35:.I38])" office:value-type="float" office:value="51.646" calcext:value-type="float">
            <text:p>51,65</text:p>
          </table:table-cell>
          <table:table-cell table:style-name="ce1"/>
          <table:table-cell table:number-columns-repeated="3"/>
          <table:table-cell table:style-name="ce10" table:formula="of:=SUM([.N35:.N38])" office:value-type="float" office:value="29.8452" calcext:value-type="float">
            <text:p>29,8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4"/>
          <table:table-cell table:style-name="ce16"/>
          <table:table-cell table:style-name="ce7"/>
          <table:table-cell table:style-name="ce16" table:number-columns-repeated="2"/>
          <table:table-cell table:style-name="ce14"/>
          <table:table-cell table:style-name="ce16"/>
          <table:table-cell table:style-name="ce1"/>
          <table:table-cell table:style-name="ce16" table:number-columns-repeated="2"/>
          <table:table-cell table:style-name="ce14"/>
          <table:table-cell table:style-name="ce16"/>
          <table:table-cell table:style-name="ce1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bottom</text:p>
          </table:table-cell>
          <table:table-cell office:value-type="string" calcext:value-type="string">
            <text:p>50 x 30</text:p>
          </table:table-cell>
          <table:table-cell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top</text:p>
          </table:table-cell>
          <table:table-cell office:value-type="string" calcext:value-type="string">
            <text:p>35 x 20</text:p>
          </table:table-cell>
          <table:table-cell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105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.00.0000</text:date>, <text:time style:data-style-name="N2" text:time-value="12:23:31.6009011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19-12-19T14:42:40.555136460</dc:date>
    <meta:editing-duration>PT2H24M13S</meta:editing-duration>
    <meta:editing-cycles>7</meta:editing-cycles>
    <meta:generator>LibreOffice/6.0.7.3$Linux_X86_64 LibreOffice_project/00m0$Build-3</meta:generator>
    <meta:document-statistic meta:table-count="1" meta:cell-count="228" meta:object-count="0"/>
  </office:meta>
</office:document-meta>
</file>